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9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hn Wright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14, 1892</text:p>
      <text:p text:style-name="P5">Month<text:tab/><text:tab/><text:tab/><text:tab/><text:tab/><text:tab/>June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St. Paul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3</text:p>
      <text:p text:style-name="P5">Number of Sheets<text:tab/><text:tab/><text:tab/><text:tab/>3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St Paul/</text:p>
      <text:p text:style-name="P3">June 14<text:span text:style-name="T2">th</text:span><text:span text:style-name="T3"> 1892/</text:span></text:p>
      <text:p text:style-name="P2"><text:span text:style-name="T3">My dear Sir:/</text:span></text:p>
      <text:p text:style-name="P2"><text:span text:style-name="T3"><text:tab/>I prepared a/ book for the press bearing the/ title of "Early Bibles of America"/ and in it simply made a/ passing notice of the Hebrew/ Bible published by Thomas/ Dobson in 1814. <text:s/>I am writing/ up a second edition of the/ book and wish to get all/ the material I can for this/ subject, and think I can/ make a whole chapter on/ this first edition of the/ Hebrew Bible. <text:s/>Can you give/</text:span></text:p>
      <text:p text:style-name="P2"><text:span text:style-name="T3"/></text:p>
      <text:p text:style-name="P2"><text:span text:style-name="T3">[Page 2]</text:span></text:p>
      <text:p text:style-name="P2"><text:span text:style-name="T3">me any information. <text:s/>If/ you have a copy of the/ Bible will you kindly/ send me in writing a copy/ of the Preface in English/ by Van der Hooght. <text:s/>Can you/ refer me to any magazine/ literature, or newspaper/ articles that have appeared/ in past years regarding/ this volume. <text:s/>Any information/ I shall receive thankfully/ I own a large number of/ Bibles, but the Hebrew Bible/ of 1814 is so rare that I </text:span><text:soft-page-break/><text:span text:style-name="T3">have/ not been able to find a copy/ Respectfully yrs/ John Wright./</text:span></text:p>
      <text:p text:style-name="P2"><text:span text:style-name="T3"/></text:p>
      <text:p text:style-name="P2"><text:span text:style-name="T3">[Page 3]</text:span></text:p>
      <text:p text:style-name="P2"><text:span text:style-name="T3">P. S./</text:span></text:p>
      <text:p text:style-name="P2"><text:span text:style-name="T3"><text:tab/>I understand that the/ Hebrew Bible of 1814 was/ without points. <text:s/>Is this/ correct? <text:s/>Another Hebrew/ Bible was printed in/ 1849, and edited by/ Rabbi Leeser. <text:s/>Was this with/ or without points? <text:s/>Which/ of these two editions do the/ Hebrew accept? <text:s/>That is/ which is the better?/ <text:s/>J. W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1:44:24.09</meta:creation-date>
    <meta:document-statistic meta:table-count="0" meta:image-count="0" meta:object-count="0" meta:page-count="3" meta:paragraph-count="70" meta:word-count="388" meta:character-count="2459"/>
    <dc:date>2011-12-05T11:58:42.30</dc:date>
    <dc:creator>Penn Libraries</dc:creator>
    <meta:editing-duration>PT00H14M18S</meta:editing-duration>
    <meta:editing-cycles>1</meta:editing-cycles>
    <meta:generator>OpenOffice.org/3.2$Win32 OpenOffice.org_project/320m12$Build-9483</meta:generator>
  </office:meta>
</office:document-meta>
</file>